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5e94" officeooo:paragraph-rsid="00055e94"/>
    </style:style>
    <style:style style:name="P2" style:family="paragraph" style:parent-style-name="Standard" style:list-style-name="L1">
      <style:text-properties officeooo:rsid="00055e94" officeooo:paragraph-rsid="00055e94"/>
    </style:style>
    <style:style style:name="P3" style:family="paragraph" style:parent-style-name="Standard" style:list-style-name="L1">
      <style:text-properties officeooo:rsid="0006d9e4" officeooo:paragraph-rsid="0006d9e4"/>
    </style:style>
    <style:style style:name="P4" style:family="paragraph" style:parent-style-name="Standard" style:list-style-name="L1">
      <style:text-properties officeooo:rsid="00077e10" officeooo:paragraph-rsid="00077e10"/>
    </style:style>
    <style:style style:name="P5" style:family="paragraph" style:parent-style-name="Standard">
      <style:text-properties officeooo:rsid="00077e10" officeooo:paragraph-rsid="00077e10"/>
    </style:style>
    <style:style style:name="P6" style:family="paragraph" style:parent-style-name="Standard">
      <style:text-properties officeooo:rsid="00097455" officeooo:paragraph-rsid="000ad3c7"/>
    </style:style>
    <style:style style:name="P7" style:family="paragraph" style:parent-style-name="Standard" style:list-style-name="L2">
      <style:text-properties officeooo:paragraph-rsid="000ad3c7"/>
    </style:style>
    <style:style style:name="P8" style:family="paragraph" style:parent-style-name="Standard" style:list-style-name="L2">
      <style:text-properties officeooo:rsid="000ad3c7" officeooo:paragraph-rsid="000ad3c7"/>
    </style:style>
    <style:style style:name="T1" style:family="text">
      <style:text-properties style:text-position="super 58%"/>
    </style:style>
    <style:style style:name="T2" style:family="text">
      <style:text-properties officeooo:rsid="0009745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learning Protocol</text:p>
      <text:p text:style-name="P1"/>
      <text:p text:style-name="P1">Number of models trained: 6</text:p>
      <text:p text:style-name="P1">Model names trained: v1, … , v6</text:p>
      <text:p text:style-name="P1">Hyperparameters: see her.yaml</text:p>
      <text:p text:style-name="P1">Results: Robot makes unusual movements that dont correspond to the desired results. Also, for every evaluation episode, the robot trajectory is always the same.</text:p>
      <text:p text:style-name="P1">Qualitative observation:</text:p>
      <text:list xml:id="list1095143933" text:style-name="L1">
        <text:list-item>
          <text:p text:style-name="P2">v1: Robot “folds” itself and rotates around joint 1</text:p>
        </text:list-item>
        <text:list-item>
          <text:p text:style-name="P2">v2: Robot collides with ground <text:s/>with 5<text:span text:style-name="T1">th</text:span> joint. Then links with link_no &lt; 5 also collide with floor. Rotation around joint 1</text:p>
        </text:list-item>
        <text:list-item>
          <text:p text:style-name="P2">v3: Robot collides with ground, “folds” itself and rotates around joint 1</text:p>
        </text:list-item>
        <text:list-item>
          <text:p text:style-name="P3">v4: Robot fully extends, collides with the floor, then “folds” itself</text:p>
        </text:list-item>
        <text:list-item>
          <text:p text:style-name="P4">v5: floor collision and rotation around q1</text:p>
        </text:list-item>
        <text:list-item>
          <text:p text:style-name="P4">v6: Since episode is shorter, none of the above was observed, but robot does not move closer to goal.</text:p>
        </text:list-item>
      </text:list>
      <text:p text:style-name="P5"/>
      <text:p text:style-name="P6">Outlook: Try other parameters, e.g. :</text:p>
      <text:list xml:id="list3119104285" text:style-name="L2">
        <text:list-item>
          <text:p text:style-name="P7"><text:span text:style-name="T2">the new env_param: sim_rep, which repeats a a predict action n times.</text:span></text:p>
        </text:list-item>
        <text:list-item>
          <text:p text:style-name="P8">Change hyperparameter for her</text:p>
        </text:list-item>
        <text:list-item>
          <text:p text:style-name="P8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0:14:09.475788617</meta:creation-date>
    <dc:date>2021-04-09T12:39:51.053211158</dc:date>
    <meta:editing-duration>P2DT1H56M13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1" meta:paragraph-count="16" meta:word-count="155" meta:character-count="904" meta:non-whitespace-character-count="772"/>
  </office:meta>
</office:document-meta>
</file>